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adornments="Grassetto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adornments="Standard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5.05cm"/>
    </style:style>
    <style:style style:name="co116" style:family="table-column">
      <style:table-column-properties fo:break-before="auto" style:column-width="22.564cm"/>
    </style:style>
    <style:style style:name="co117" style:family="table-column">
      <style:table-column-properties fo:break-before="auto" style:column-width="15.111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794cm" fo:break-before="auto" style:use-optimal-row-height="true"/>
    </style:style>
    <style:style style:name="ro57" style:family="table-row">
      <style:table-row-properties style:row-height="1.104cm" fo:break-before="auto" style:use-optimal-row-height="true"/>
    </style:style>
    <style:style style:name="ro58" style:family="table-row">
      <style:table-row-properties style:row-height="0.517cm" fo:break-before="auto" style:use-optimal-row-height="true"/>
    </style:style>
    <style:style style:name="ro59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54" style:family="table-cell" style:parent-style-name="comp_20_Int_5f_colonna">
      <style:text-properties style:font-name="Liberation Serif2" style:font-name-asian="Andale Sans UI" style:font-name-complex="Arial2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9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1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7.94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1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2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2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3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2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3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1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3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3" style:font-size-asian="6.80000019073486pt" style:language-asian="en" style:country-asian="US" style:font-style-asian="normal" style:font-weight-asian="bold" style:font-name-complex="Liberation Serif3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3" style:font-size-asian="6.80000019073486pt" style:language-asian="en" style:country-asian="US" style:font-style-asian="normal" style:font-weight-asian="normal" style:font-name-complex="Liberation Serif3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3" style:font-size-asian="6.80000019073486pt" style:language-asian="en" style:country-asian="US" style:font-style-asian="normal" style:font-weight-asian="normal" style:font-name-complex="Liberation Serif3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1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0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it" style:country-asian="IT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it" style:country-asian="IT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C2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/>
        <table:table-column table:style-name="co8" table:number-columns-repeated="16323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 table:number-columns-repeated="16359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style-name="Default" table:number-columns-repeated="16358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style-name="Default" table:number-columns-repeated="16358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/>
          <table:table-cell table:style-name="Default" table:number-columns-repeated="16358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5" table:number-columns-spanned="3" table:number-rows-spanned="1"/>
          <table:covered-table-cell table:number-columns-repeated="2" table:style-name="ce5"/>
          <table:table-cell table:style-name="ce632"/>
          <table:table-cell table:style-name="ce5" office:value-type="string" calcext:value-type="string" table:number-columns-spanned="3" table:number-rows-spanned="1">
            <text:p>TOTALE</text:p>
          </table:table-cell>
          <table:covered-table-cell table:number-columns-repeated="2" table:style-name="ce5"/>
          <table:table-cell table:style-name="ce632"/>
          <table:table-cell table:style-name="ce5" table:formula="of:=IF(SUBTOTAL(9;[.T3:.T4])=0;&quot;--&quot;;SUBTOTAL(9;[.T3:.T4]))" office:value-type="string" office:string-value="--" calcext:value-type="string">
            <text:p>--</text:p>
          </table:table-cell>
          <table:table-cell table:style-name="ce5" table:formula="of:=IF(SUBTOTAL(9;[.U3:.U4])=0;&quot;--&quot;;SUBTOTAL(9;[.U3:.U4]))" office:value-type="string" office:string-value="--" calcext:value-type="string">
            <text:p>--</text:p>
          </table:table-cell>
          <table:table-cell table:style-name="ce5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5" table:formula="of:=IF(SUBTOTAL(9;[.X3:.X4])=0;&quot;--&quot;;SUBTOTAL(9;[.X3:.X4]))" office:value-type="string" office:string-value="--" calcext:value-type="string">
            <text:p>--</text:p>
          </table:table-cell>
          <table:table-cell table:style-name="ce5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style-name="ce632" table:number-columns-repeated="16358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default-cell-style-name="Comp-Bianche_20_in_20_mezzo"/>
        <table:table-column table:style-name="co17" table:visibility="collapse" table:number-columns-repeated="6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5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3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9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51"/>
        <table:table-column table:style-name="co27" table:default-cell-style-name="ce417"/>
        <table:table-column table:style-name="co28" table:default-cell-style-name="Default"/>
        <table:table-column table:style-name="co29" table:default-cell-style-name="ce43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40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40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3"/>
          <table:table-cell table:style-name="Default"/>
          <table:table-cell table:style-name="ce43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44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3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3" office:value-type="string" calcext:value-type="string">
            <text:p>d'appalto si può pagare all'impresa la rata di :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3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3" table:number-columns-repeated="2"/>
          <table:table-cell table:number-columns-repeated="5"/>
        </table:table-row>
        <table:table-row table:style-name="ro1">
          <table:table-cell table:style-name="ce43" table:number-columns-repeated="4"/>
          <table:table-cell table:number-columns-repeated="5"/>
        </table:table-row>
        <table:table-row table:style-name="ro1">
          <table:table-cell table:style-name="ce43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3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3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11-13" calcext:value-type="date">
            <text:p>13/11/25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82" office:value-type="string" calcext:value-type="string">
            <text:p>riservato per il tipo di documento</text:p>
          </table:table-cell>
          <table:table-cell table:style-name="ce443"/>
          <table:table-cell table:style-name="ce82" office:value-type="string" calcext:value-type="string" table:number-columns-spanned="2" table:number-rows-spanned="1">
            <text:p>riservato pe\r num. pagina</text:p>
          </table:table-cell>
          <table:covered-table-cell table:style-name="ce82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2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2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5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7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1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21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3"/>
          <table:covered-table-cell table:number-columns-repeated="3"/>
        </table:table-row>
        <table:table-row table:style-name="ro16">
          <table:table-cell table:number-columns-repeated="3"/>
          <table:table-cell table:style-name="ce23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23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7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6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29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7"/>
          <table:table-cell table:style-name="ce304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4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4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4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7"/>
          <table:covered-table-cell table:number-columns-repeated="2" table:style-name="ce30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604"/>
          <table:table-cell table:style-name="ce30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30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4" office:value-type="string" calcext:value-type="string">
            <text:p>Sangrillà, 05/12/2008</text:p>
          </table:table-cell>
          <table:table-cell table:style-name="ce304" table:number-columns-repeated="2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4"/>
          <table:table-cell table:style-name="ce571" table:number-columns-repeated="2"/>
          <table:table-cell table:style-name="ce30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5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9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4">
          <table:table-cell table:style-name="ce460"/>
          <table:table-cell table:style-name="ce459" table:number-columns-repeated="4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0"/>
          <table:table-cell table:style-name="ce460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comprensive degli oneri per la sicurezza indiretti</text:p>
          </table:table-cell>
          <table:table-cell table:style-name="ce460" table:number-columns-repeated="3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/>
          <table:table-cell table:style-name="ce466"/>
          <table:table-cell/>
          <table:table-cell table:style-name="ce466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</text:p>
          </table:table-cell>
          <table:covered-table-cell table:style-name="ce46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A corpo</text:p>
          </table:table-cell>
          <table:covered-table-cell table:style-name="ce465"/>
          <table:table-cell table:style-name="ce382" table:formula="of:=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In economia</text:p>
          </table:table-cell>
          <table:covered-table-cell table:style-name="ce465"/>
          <table:table-cell table:style-name="ce382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2"/>
          <table:table-cell table:style-name="ce489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4"/>
          <table:table-cell table:style-name="ce466"/>
          <table:table-cell table:style-name="ce385"/>
          <table:table-cell table:style-name="ce466"/>
          <table:table-cell table:style-name="ce400"/>
          <table:table-cell table:style-name="ce407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6"/>
          <table:table-cell table:style-name="ce400"/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6"/>
          <table:table-cell table:style-name="ce400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indiretti (già compresi)</text:p>
          </table:table-cell>
          <table:covered-table-cell table:style-name="ce46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indiretti (già compresi)</text:p>
          </table:table-cell>
          <table:covered-table-cell table:style-name="ce46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6"/>
          <table:table-cell table:style-name="ce400" office:value-type="string" calcext:value-type="string">
            <text:p>totale per lavori + a misura diretti + a corpo diret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6"/>
          <table:covered-table-cell table:style-name="ce489"/>
          <table:table-cell table:style-name="ce46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/>
          <table:table-cell table:style-name="ce411"/>
          <table:table-cell table:style-name="ce412"/>
          <table:table-cell table:style-name="ce411"/>
          <table:table-cell table:style-name="ce460" table:number-columns-repeated="245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calcolato su totale progetto + arrotondamen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riportare l'aliquota prevista per legg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/>
          <table:table-cell table:style-name="ce378"/>
          <table:table-cell table:style-name="ce4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4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totale progetto – totale sicurezza</text:p>
          </table:table-cell>
          <table:table-cell table:style-name="ce460" table:number-columns-repeated="250"/>
          <table:table-cell table:number-columns-repeated="768"/>
        </table:table-row>
        <table:table-row table:style-name="ro1" table:number-rows-repeated="65494">
          <table:table-cell table:style-name="ce460" table:number-columns-repeated="5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737"/>
        <table:table-column table:style-name="co116" table:default-cell-style-name="ce739"/>
        <table:table-column table:style-name="co117" table:default-cell-style-name="ce741"/>
        <table:table-column table:style-name="co8" table:number-columns-repeated="16380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/>
          <table:table-cell table:style-name="ce738"/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style-name="Default" table:number-columns-repeated="16380"/>
        </table:table-row>
        <table:table-row table:style-name="ro29" table:number-rows-repeated="65486">
          <table:table-cell table:number-columns-repeated="4"/>
          <table:table-cell table:style-name="Default" table:number-columns-repeated="16380"/>
        </table:table-row>
        <table:table-row table:style-name="ro29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office:forms form:automatic-focus="false" form:apply-design-mode="false"/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5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79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79" office:value-type="string" calcext:value-type="string" table:number-columns-spanned="3" table:number-rows-spanned="1">
            <text:p>ORE</text:p>
          </table:table-cell>
          <table:covered-table-cell table:number-columns-repeated="2" table:style-name="ce798"/>
          <table:table-cell table:style-name="ce854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679" office:value-type="string" calcext:value-type="string">
            <text:p>Codice Articolo</text:p>
          </table:table-cell>
          <table:table-cell table:style-name="ce679" office:value-type="string" calcext:value-type="string">
            <text:p>COGNOME E NOME</text:p>
            <text:p>O NATURA DEL NOLEGGIO </text:p>
          </table:table-cell>
          <table:covered-table-cell table:style-name="ce679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79" office:value-type="string" calcext:value-type="string">
            <text:p>TOTALE</text:p>
          </table:table-cell>
          <table:table-cell table:style-name="ce798" office:value-type="string" calcext:value-type="string">
            <text:p>PREZZO </text:p>
          </table:table-cell>
          <table:table-cell table:style-name="ce798" office:value-type="string" calcext:value-type="string">
            <text:p>IMPORTO</text:p>
          </table:table-cell>
          <table:covered-table-cell table:style-name="ce854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9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9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9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9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J$3:.$J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adornments="Grassetto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adornments="Standard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Standard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 style:font-name-complex="Arial2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111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1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1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3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2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2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1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1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1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2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1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3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3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2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e4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1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1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4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2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2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1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07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